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ica_5f_1" style:display-name="Epica_1" style:family="table">
      <style:table-properties style:width="17cm" table:align="margins"/>
    </style:style>
    <style:style style:name="Epica_5f_1.A" style:display-name="Epica_1.A" style:family="table-column">
      <style:table-column-properties style:column-width="8.5cm" style:rel-column-width="32767*"/>
    </style:style>
    <style:style style:name="Epica_5f_1.B" style:display-name="Epica_1.B" style:family="table-column">
      <style:table-column-properties style:column-width="8.5cm" style:rel-column-width="32768*"/>
    </style:style>
    <style:style style:name="Epica_5f_1.A1" style:display-name="Epica_1.A1" style:family="table-cell">
      <style:table-cell-properties fo:padding="0.097cm" fo:border-left="0.05pt solid #000000" fo:border-right="none" fo:border-top="0.05pt solid #000000" fo:border-bottom="0.05pt solid #000000"/>
    </style:style>
    <style:style style:name="Epica_5f_1.B1" style:display-name="Epica_1.B1" style:family="table-cell">
      <style:table-cell-properties fo:padding="0.097cm" fo:border="0.05pt solid #000000"/>
    </style:style>
    <style:style style:name="Epica_5f_1.2" style:display-name="Epica_1.2" style:family="table-row">
      <style:table-row-properties style:min-row-height="1.217cm"/>
    </style:style>
    <style:style style:name="Epica_5f_1.A2" style:display-name="Epica_1.A2" style:family="table-cell">
      <style:table-cell-properties fo:padding="0.097cm" fo:border-left="0.05pt solid #000000" fo:border-right="none" fo:border-top="none" fo:border-bottom="0.05pt solid #000000"/>
    </style:style>
    <style:style style:name="Epica_5f_1.B2" style:display-name="Epica_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217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21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217cm" fo:background-color="transparent" fo:keep-together="auto">
        <style:background-image/>
      </style:table-row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21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5681" officeooo:paragraph-rsid="00145681"/>
    </style:style>
    <style:style style:name="P2" style:family="paragraph" style:parent-style-name="Standard">
      <style:text-properties officeooo:paragraph-rsid="001ce4f5"/>
    </style:style>
    <style:style style:name="P3" style:family="paragraph" style:parent-style-name="Standard">
      <style:text-properties officeooo:paragraph-rsid="0022e3fc"/>
    </style:style>
    <style:style style:name="P4" style:family="paragraph" style:parent-style-name="Standard">
      <style:text-properties officeooo:paragraph-rsid="00282964"/>
    </style:style>
    <style:style style:name="P5" style:family="paragraph" style:parent-style-name="Standard">
      <style:text-properties officeooo:paragraph-rsid="002ab0ff"/>
    </style:style>
    <style:style style:name="P6" style:family="paragraph" style:parent-style-name="Table_20_Contents">
      <style:paragraph-properties fo:text-align="center" style:justify-single-word="false"/>
      <style:text-properties officeooo:rsid="0022e3fc" officeooo:paragraph-rsid="0022e3fc"/>
    </style:style>
    <style:style style:name="P7" style:family="paragraph" style:parent-style-name="Table_20_Contents">
      <style:paragraph-properties fo:text-align="center" style:justify-single-word="false"/>
      <style:text-properties officeooo:rsid="00282964" officeooo:paragraph-rsid="00282964"/>
    </style:style>
    <style:style style:name="P8" style:family="paragraph" style:parent-style-name="Table_20_Contents">
      <style:paragraph-properties fo:text-align="center" style:justify-single-word="false"/>
      <style:text-properties officeooo:rsid="002ab0ff" officeooo:paragraph-rsid="002ab0ff"/>
    </style:style>
    <style:style style:name="P9" style:family="paragraph" style:parent-style-name="Table_20_Contents">
      <style:paragraph-properties fo:text-align="center" style:justify-single-word="false"/>
      <style:text-properties officeooo:rsid="001ce4f5" officeooo:paragraph-rsid="001ce4f5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tyle="italic" officeooo:rsid="002ab0ff" officeooo:paragraph-rsid="002ab0ff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tyle="italic" officeooo:rsid="00282964" officeooo:paragraph-rsid="00282964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tyle="italic" officeooo:rsid="0022e3fc" officeooo:paragraph-rsid="0022e3f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tyle="italic" officeooo:rsid="001ce4f5" officeooo:paragraph-rsid="001ce4f5" style:font-style-asian="italic" style:font-style-complex="italic"/>
    </style:style>
    <style:style style:name="P14" style:family="paragraph" style:parent-style-name="Table_20_Contents">
      <style:text-properties style:font-name="Times New Roman" officeooo:rsid="0022e3fc" officeooo:paragraph-rsid="00282964"/>
    </style:style>
    <style:style style:name="P15" style:family="paragraph" style:parent-style-name="Table_20_Contents">
      <style:text-properties style:font-name="Times New Roman" officeooo:rsid="0022e3fc" officeooo:paragraph-rsid="0022e3fc"/>
    </style:style>
    <style:style style:name="P16" style:family="paragraph" style:parent-style-name="Table_20_Contents">
      <style:text-properties style:font-name="Times New Roman" officeooo:rsid="002bd5cd" officeooo:paragraph-rsid="002bd5c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282964" officeooo:paragraph-rsid="00282964"/>
    </style:style>
    <style:style style:name="P18" style:family="paragraph" style:parent-style-name="Table_20_Contents">
      <style:text-properties style:font-name="Times New Roman" officeooo:rsid="0023af18" officeooo:paragraph-rsid="0023af18"/>
    </style:style>
    <style:style style:name="P19" style:family="paragraph" style:parent-style-name="Table_20_Contents">
      <style:text-properties style:font-name="Times New Roman" officeooo:rsid="0024d085" officeooo:paragraph-rsid="0024d085"/>
    </style:style>
    <style:style style:name="P20" style:family="paragraph" style:parent-style-name="Table_20_Contents">
      <style:text-properties style:font-name="Times New Roman" officeooo:rsid="0015c257" officeooo:paragraph-rsid="001ce4f5"/>
    </style:style>
    <style:style style:name="P21" style:family="paragraph" style:parent-style-name="Table_20_Contents">
      <style:text-properties style:font-name="Times New Roman" officeooo:rsid="0015c257" officeooo:paragraph-rsid="0015c257"/>
    </style:style>
    <style:style style:name="P22" style:family="paragraph" style:parent-style-name="Table_20_Contents">
      <style:text-properties style:font-name="Times New Roman" officeooo:rsid="001ce4f5" officeooo:paragraph-rsid="001ce4f5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rsid="001ce4f5" officeooo:paragraph-rsid="001ce4f5"/>
    </style:style>
    <style:style style:name="P24" style:family="paragraph" style:parent-style-name="Table_20_Contents">
      <style:text-properties style:font-name="Times New Roman" officeooo:rsid="001d446d" officeooo:paragraph-rsid="003777be"/>
    </style:style>
    <style:style style:name="P25" style:family="paragraph" style:parent-style-name="Table_20_Contents">
      <style:text-properties style:font-name="Times New Roman" officeooo:rsid="00178bdc" officeooo:paragraph-rsid="00178bdc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159da7" officeooo:paragraph-rsid="00159da7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imes New Roman" fo:font-style="italic" officeooo:rsid="00159da7" officeooo:paragraph-rsid="00159da7" style:font-style-asian="italic" style:font-style-complex="italic"/>
    </style:style>
    <style:style style:name="P28" style:family="paragraph" style:parent-style-name="Table_20_Contents">
      <style:paragraph-properties fo:margin-left="0.101cm" fo:margin-right="0.101cm" fo:text-indent="0cm" style:auto-text-indent="false"/>
      <style:text-properties style:font-name="Times New Roman" officeooo:rsid="0022e3fc" officeooo:paragraph-rsid="002ab0ff"/>
    </style:style>
    <style:style style:name="P29" style:family="paragraph" style:parent-style-name="Table_20_Heading">
      <style:text-properties style:font-name="Times New Roman" officeooo:rsid="00159da7" officeooo:paragraph-rsid="00159da7"/>
    </style:style>
    <style:style style:name="P30" style:family="paragraph" style:parent-style-name="Table_20_Heading">
      <style:text-properties style:font-name="Times New Roman" officeooo:rsid="00159da7" officeooo:paragraph-rsid="001ce4f5"/>
    </style:style>
    <style:style style:name="P31" style:family="paragraph" style:parent-style-name="Table_20_Heading">
      <style:text-properties style:font-name="Times New Roman" officeooo:rsid="00159da7" officeooo:paragraph-rsid="0022e3fc"/>
    </style:style>
    <style:style style:name="P32" style:family="paragraph" style:parent-style-name="Table_20_Heading">
      <style:text-properties style:font-name="Times New Roman" officeooo:rsid="00159da7" officeooo:paragraph-rsid="00282964"/>
    </style:style>
    <style:style style:name="P33" style:family="paragraph" style:parent-style-name="Table_20_Heading">
      <style:text-properties style:font-name="Times New Roman" officeooo:rsid="00159da7" officeooo:paragraph-rsid="002ab0ff"/>
    </style:style>
    <style:style style:name="P34" style:family="paragraph" style:parent-style-name="Table_20_Heading">
      <style:text-properties style:font-name="Times New Roman" officeooo:rsid="00358a28" officeooo:paragraph-rsid="00358a28"/>
    </style:style>
    <style:style style:name="P35" style:family="paragraph" style:parent-style-name="Title">
      <style:text-properties style:font-name="Times New Roman" officeooo:rsid="00145681" officeooo:paragraph-rsid="00145681"/>
    </style:style>
    <style:style style:name="P36" style:family="paragraph" style:parent-style-name="Table_20_Contents" style:list-style-name="L1">
      <style:text-properties style:font-name="Times New Roman" officeooo:rsid="00178bdc" officeooo:paragraph-rsid="00178bdc"/>
    </style:style>
    <style:style style:name="P37" style:family="paragraph" style:parent-style-name="Table_20_Contents" style:list-style-name="L1">
      <style:text-properties style:font-name="Times New Roman" officeooo:rsid="00197429" officeooo:paragraph-rsid="00197429"/>
    </style:style>
    <style:style style:name="P38" style:family="paragraph" style:parent-style-name="Table_20_Contents" style:list-style-name="L1">
      <style:text-properties style:font-name="Times New Roman" officeooo:rsid="001a83ba" officeooo:paragraph-rsid="001a83ba"/>
    </style:style>
    <style:style style:name="P39" style:family="paragraph" style:parent-style-name="Table_20_Contents" style:list-style-name="L1">
      <style:text-properties style:font-name="Times New Roman" officeooo:rsid="001b10a6" officeooo:paragraph-rsid="001b10a6"/>
    </style:style>
    <style:style style:name="P40" style:family="paragraph" style:parent-style-name="Table_20_Contents" style:list-style-name="L2">
      <style:text-properties style:font-name="Times New Roman" officeooo:rsid="002bd5cd" officeooo:paragraph-rsid="002bd5cd"/>
    </style:style>
    <style:style style:name="P41" style:family="paragraph" style:parent-style-name="Table_20_Contents" style:list-style-name="L2">
      <style:text-properties style:font-name="Times New Roman" officeooo:rsid="002d57cf" officeooo:paragraph-rsid="002d57cf"/>
    </style:style>
    <style:style style:name="T1" style:family="text">
      <style:text-properties officeooo:rsid="0015c257"/>
    </style:style>
    <style:style style:name="T2" style:family="text">
      <style:text-properties officeooo:rsid="00177054"/>
    </style:style>
    <style:style style:name="T3" style:family="text">
      <style:text-properties officeooo:rsid="001ce4f5"/>
    </style:style>
    <style:style style:name="T4" style:family="text">
      <style:text-properties fo:font-weight="bold" officeooo:rsid="001ce4f5" style:font-weight-asian="bold" style:font-weight-complex="bold"/>
    </style:style>
    <style:style style:name="T5" style:family="text">
      <style:text-properties officeooo:rsid="001d446d"/>
    </style:style>
    <style:style style:name="T6" style:family="text">
      <style:text-properties officeooo:rsid="001fc0d2"/>
    </style:style>
    <style:style style:name="T7" style:family="text">
      <style:text-properties officeooo:rsid="0023af18"/>
    </style:style>
    <style:style style:name="T8" style:family="text">
      <style:text-properties officeooo:rsid="00261d22"/>
    </style:style>
    <style:style style:name="T9" style:family="text">
      <style:text-properties officeooo:rsid="00289564"/>
    </style:style>
    <style:style style:name="T10" style:family="text">
      <style:text-properties officeooo:rsid="002ab0ff"/>
    </style:style>
    <style:style style:name="T11" style:family="text">
      <style:text-properties style:text-underline-style="none"/>
    </style:style>
    <style:style style:name="T12" style:family="text">
      <style:text-properties officeooo:rsid="002f573d"/>
    </style:style>
    <style:style style:name="T13" style:family="text">
      <style:text-properties officeooo:rsid="002fe991"/>
    </style:style>
    <style:style style:name="T14" style:family="text">
      <style:text-properties officeooo:rsid="0030a79b"/>
    </style:style>
    <style:style style:name="T15" style:family="text">
      <style:text-properties officeooo:rsid="0039579c"/>
    </style:style>
    <style:style style:name="T16" style:family="text">
      <style:text-properties officeooo:rsid="003a9d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Lifterify <text:span text:style-name="T16">Epics</text:span></text:p>
      <text:p text:style-name="P1"/>
      <table:table table:name="Epica_1" table:style-name="Epica_5f_1">
        <table:table-column table:style-name="Epica_5f_1.A"/>
        <table:table-column table:style-name="Epica_5f_1.B"/>
        <table:table-row>
          <table:table-cell table:style-name="Epica_5f_1.A1" office:value-type="string">
            <text:p text:style-name="P29">Epic</text:p>
          </table:table-cell>
          <table:table-cell table:style-name="Epica_5f_1.B1" office:value-type="string">
            <text:p text:style-name="P29">Description</text:p>
          </table:table-cell>
        </table:table-row>
        <table:table-row table:style-name="Epica_5f_1.2">
          <table:table-cell table:style-name="Epica_5f_1.A2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7"><text:span text:style-name="T15">EP-01: T</text:span>raining Activity <text:span text:style-name="T1">Management</text:span></text:p>
          </table:table-cell>
          <table:table-cell table:style-name="Epica_5f_1.B2" office:value-type="string">
            <text:p text:style-name="P21">The system must allow the users to plan, log and track their weightlifting training activity <text:span text:style-name="T2">in a simple, comfortable and powerful way.</text:span></text:p>
            <text:p text:style-name="P21"/>
            <text:p text:style-name="P25">This includes:</text:p>
            <text:list xml:id="list2319492731" text:style-name="L1">
              <text:list-item>
                <text:p text:style-name="P36">Create, update and delete training plans</text:p>
              </text:list-item>
              <text:list-item>
                <text:p text:style-name="P37">Log training sessions: which exercises, in what order, and movement-specific parameters like weight, reps, duration, rest, etc.</text:p>
              </text:list-item>
              <text:list-item>
                <text:p text:style-name="P38">Track information such as personal records, total amount of weight, total training time, training volume, percentage of exercise over total work out…</text:p>
              </text:list-item>
              <text:list-item>
                <text:p text:style-name="P39">Compare plan with actual activity: better or worse performance, missed exercises, missed sessions.</text:p>
              </text:list-item>
            </text:list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0">Epic</text:p>
          </table:table-cell>
          <table:table-cell table:style-name="Tabla1.B1" office:value-type="string">
            <text:p text:style-name="P30">Description</text:p>
          </table:table-cell>
        </table:table-row>
        <table:table-row table:style-name="Tabla1.2">
          <table:table-cell table:style-name="Tabla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3"/>
            <text:p text:style-name="P13"><text:span text:style-name="T15">EP-02: </text:span>User Management</text:p>
          </table:table-cell>
          <table:table-cell table:style-name="Tabla1.B2" office:value-type="string">
            <text:p text:style-name="P20">The system must <text:span text:style-name="T3">support two different profiles: </text:span><text:span text:style-name="T4">guest</text:span><text:span text:style-name="T3"> and </text:span><text:span text:style-name="T4">registered</text:span><text:span text:style-name="T3">.</text:span></text:p>
            <text:p text:style-name="P20"/>
            <text:p text:style-name="P22">Guest users can get basic information about weightlifting <text:span text:style-name="T6">sport,</text:span> what services the system provides and how they can use the system. Also, guest users can manage their training activity in <text:span text:style-name="T5">a single device, and sign up into the system providing the necessary data, thus becoming a registered user.</text:span></text:p>
            <text:p text:style-name="P22"/>
            <text:p text:style-name="P24">Registered users can do everything guest users can and, in addition, <text:span text:style-name="T14">manage</text:span> an user profile with personal and training data that brings them additional services, such as device synchronization or sharing their activity on social media.</text:p>
          </table:table-cell>
        </table:table-row>
      </table:table>
      <text:p text:style-name="P2"/>
      <text:p text:style-name="P3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1">Epic</text:p>
          </table:table-cell>
          <table:table-cell table:style-name="Tabla2.B1" office:value-type="string">
            <text:p text:style-name="P31">Description</text:p>
          </table:table-cell>
        </table:table-row>
        <table:table-row table:style-name="Tabla2.2">
          <table:table-cell table:style-name="Tabla2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12"><text:span text:style-name="T15">EP-03: </text:span>Weightlifting Training Programs</text:p>
          </table:table-cell>
          <table:table-cell table:style-name="Tabla2.B2" office:value-type="string">
            <text:p text:style-name="P15">The system should offer out-of-the-box <text:span text:style-name="T7">training programs so the users can select an already defined training plan and start the work out right after.</text:span></text:p>
            <text:p text:style-name="P15"/>
            <text:p text:style-name="P18">Each program must be correctly classified (beginner/basic, intermediate, pro…) and descripted based on its target.</text:p>
            <text:p text:style-name="P18"/>
            <text:p text:style-name="P19">Training programs free the users <text:span text:style-name="T8">from spending time in </text:span>exercise selection, session configuration, scheduling and milestone setting.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2">Epic</text:p>
          </table:table-cell>
          <table:table-cell table:style-name="Tabla3.B1" office:value-type="string">
            <text:p text:style-name="P34">Description</text:p>
          </table:table-cell>
        </table:table-row>
        <table:table-row table:style-name="Tabla3.2">
          <table:table-cell table:style-name="Tabla3.A2" office:value-type="string">
            <text:p text:style-name="P7"/>
            <text:p text:style-name="P7"/>
            <text:p text:style-name="P7"/>
            <text:p text:style-name="P7"/>
            <text:p text:style-name="P17"/>
            <text:p text:style-name="P11"><text:span text:style-name="T15">EP-04: </text:span>Training Recommendation System</text:p>
          </table:table-cell>
          <table:table-cell table:style-name="Tabla3.B2" office:value-type="string">
            <text:p text:style-name="P14">The system should <text:span text:style-name="T9">keep track of and analyze training data from the user and give them feedback.</text:span></text:p>
            <text:p text:style-name="P14"/>
            <text:p text:style-name="P16">Such information includes:</text:p>
            <text:list xml:id="list1985250071" text:style-name="L2">
              <text:list-item>
                <text:p text:style-name="P40">Weightlifting programs adjusted by level and/or goals</text:p>
              </text:list-item>
              <text:list-item>
                <text:p text:style-name="P40">Planning and scheduling advice</text:p>
              </text:list-item>
              <text:list-item>
                <text:p text:style-name="P41">Exercise suggestions <text:span text:style-name="T12">to</text:span> <text:span text:style-name="T13">prevent, overcome or</text:span> compensate <text:span text:style-name="T11">certain</text:span> weaknesses</text:p>
              </text:list-item>
            </text:list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3">Epic</text:p>
          </table:table-cell>
          <table:table-cell table:style-name="Tabla4.B1" office:value-type="string">
            <text:p text:style-name="P33">Description</text:p>
          </table:table-cell>
        </table:table-row>
        <table:table-row table:style-name="Tabla4.2">
          <table:table-cell table:style-name="Tabla4.A2" office:value-type="string">
            <text:p text:style-name="P8"/>
            <text:p text:style-name="P10"><text:span text:style-name="T15">EP-05: </text:span>Social Network</text:p>
          </table:table-cell>
          <table:table-cell table:style-name="Tabla4.B2" office:value-type="string">
            <text:p text:style-name="P28">The system should <text:span text:style-name="T10">let users follow other users, as well as share their recent activity, personal record, interests, etc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cm" loext:contextual-spacing="false" fo:line-height="11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8:06:25.735000000</meta:creation-date>
    <dc:date>2020-08-15T23:31:30.892000000</dc:date>
    <meta:editing-duration>PT1H31M44S</meta:editing-duration>
    <meta:editing-cycles>32</meta:editing-cycles>
    <meta:generator>LibreOffice/6.0.6.2$Windows_X86_64 LibreOffice_project/0c292870b25a325b5ed35f6b45599d2ea4458e77</meta:generator>
    <meta:document-statistic meta:table-count="5" meta:image-count="0" meta:object-count="0" meta:page-count="2" meta:paragraph-count="34" meta:word-count="328" meta:character-count="2204" meta:non-whitespace-character-count="1917"/>
  </office:meta>
</office:document-meta>
</file>